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SEAU<text:span text:style-name="T2"> <text:s/>17200€</text:span></text:p>
      <text:p text:style-name="P1"><text:tab/><text:tab/></text:p>
      <text:p text:style-name="P1">Switch L2 Cisco CBS 250 24P SFP+ <text:tab/>600€ X 13</text:p>
      <text:p text:style-name="P1">Switch L2 Cisco CBS 250 48P SFP+ <text:tab/>800€ X1</text:p>
      <text:p text:style-name="P1">Switch L3 Cisco CBS 350 SFP+<text:tab/><text:tab/>850€ X2</text:p>
      <text:p text:style-name="P1">Acces Point X8<text:tab/><text:tab/><text:tab/><text:tab/></text:p>
      <text:p text:style-name="P1">Connecteur SFP + <text:s/>(mykrotik)<text:tab/><text:tab/>50€ X8</text:p>
      <text:p text:style-name="P1">Câbles RJ45 cat 6<text:tab/>(5-6km)<text:tab/>1€/m<text:tab/>1€ X6000</text:p>
      <text:p text:style-name="P1">Câbles optique OM4<text:tab/><text:tab/><text:tab/><text:tab/>10€ X50</text:p>
      <text:p text:style-name="P1"/>
      <text:p text:style-name="P4">SERVEURS<text:span text:style-name="T2"> 30000 €</text:span></text:p>
      <text:p text:style-name="P1"/>
      <text:p text:style-name="P1">HPE ProLiant DL160 Gen10 5218<text:tab/><text:tab/>10000€ X3</text:p>
      <text:p text:style-name="P1">avec licence Windows Server 2022 + garantie HP + Support</text:p>
      <text:p text:style-name="P1"/>
      <text:p text:style-name="P4">STOCKAGE<text:span text:style-name="T2"> <text:s/>63840€</text:span></text:p>
      <text:p text:style-name="Standard"/>
      <text:p text:style-name="P2">SAN<text:span text:style-name="T1"> <text:s/>// </text:span><text:span text:style-name="T2">43600 €</text:span></text:p>
      <text:p text:style-name="Standard"/>
      <text:p text:style-name="Standard">SAN : <text:tab/><text:tab/><text:tab/>HPE MSA2060 <text:tab/>6000€ X2</text:p>
      <text:p text:style-name="Standard">Switch Optique : <text:tab/>HPE SN 6010C <text:tab/>5000€ X2</text:p>
      <text:p text:style-name="Standard">SSD usage intensif : <text:tab/><text:tab/><text:tab/><text:tab/>1000€/Unit X10(/SAN) X2</text:p>
      <text:p text:style-name="Standard">Fibre optique<text:tab/><text:tab/><text:tab/><text:tab/><text:tab/>60€ X10</text:p>
      <text:p text:style-name="Standard">connecteur SPF<text:tab/><text:tab/><text:tab/><text:tab/>100€ X10</text:p>
      <text:p text:style-name="Standard"/>
      <text:p text:style-name="Standard"/>
      <text:p text:style-name="P2">NAS<text:span text:style-name="T2"> <text:s/>// 3740 €</text:span></text:p>
      <text:p text:style-name="Standard"/>
      <text:p text:style-name="Standard">NAS : <text:tab/><text:tab/>Synology DS1621+ <text:tab/><text:tab/><text:tab/><text:tab/><text:tab/><text:tab/>1000€</text:p>
      <text:p text:style-name="Standard">Disks : <text:tab/>NVME <text:tab/>WD Red SA500 NAS M.2 2280 2TB<text:tab/>170€ X2</text:p>
      <text:p text:style-name="Standard"><text:tab/><text:tab/>SSD SATA <text:tab/>WD Red SA500 SATA 4TB<text:tab/><text:tab/><text:tab/>300€ X8</text:p>
      <text:p text:style-name="Standard"/>
      <text:p text:style-name="P3">optionnel </text:p>
      <text:p text:style-name="Standard">NAS HDD : Synology DS1621+ <text:tab/><text:tab/><text:tab/><text:tab/><text:tab/><text:tab/>1000€</text:p>
      <text:p text:style-name="Standard">Disks : <text:tab/>NVME <text:tab/>WD Red SA500 NAS M.2 2280 2TB<text:tab/>170€ X2</text:p>
      <text:p text:style-name="Standard"><text:tab/><text:tab/>HDD SATA <text:tab/>WD Red hdd 22TB<text:tab/><text:tab/><text:tab/><text:tab/>420€ X8</text:p>
      <text:p text:style-name="Standard"/>
      <text:p text:style-name="Standard"/>
      <text:p text:style-name="P2">LTO<text:span text:style-name="T2"> <text:s/>16500 €</text:span></text:p>
      <text:p text:style-name="P1"/>
      <text:p text:style-name="P1">HPE StoreEver Library MSL3040 (40 slots)<text:tab/><text:tab/><text:tab/>4500€</text:p>
      <text:p text:style-name="P1">HPE StoreEver MSL LTO-9 ultrium (fibre channel) 12GB/S<text:tab/>7000€</text:p>
      <text:p text:style-name="P1">LTO-9 Tape (18TB/45TB) <text:tab/><text:tab/><text:tab/><text:tab/><text:tab/><text:tab/>100€ X50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Postes Utilisateurs<text:span text:style-name="T2"> 547600€</text:span></text:p>
      <text:p text:style-name="P1"/>
      <text:p text:style-name="P1">Licences logiciels / OS</text:p>
      <text:p text:style-name="P1">PC fixe basse comsommation <text:s/>Melee 4 <text:tab/>300€ X180<text:tab/>54000</text:p>
      <text:p text:style-name="P1">PC fixe Puissant<text:tab/><text:tab/><text:tab/><text:tab/>2000€ X40<text:tab/>80000</text:p>
      <text:p text:style-name="P1">PC portable<text:tab/><text:tab/><text:tab/><text:tab/><text:tab/>2000€ X70<text:tab/>140000</text:p>
      <text:p text:style-name="P1">clavier + Souris<text:tab/><text:tab/><text:tab/><text:tab/>100€ X180<text:tab/>18000</text:p>
      <text:p text:style-name="P1">casque "isolant"<text:tab/><text:tab/><text:tab/><text:tab/>250€<text:tab/><text:tab/></text:p>
      <text:p text:style-name="P1">Ecran 32"<text:tab/><text:tab/><text:tab/><text:tab/><text:tab/>200€ X180<text:tab/>36000</text:p>
      <text:p text:style-name="P1">Ecran E-ink</text:p>
      <text:p text:style-name="P1">Ecran RLCD</text:p>
      <text:p text:style-name="P1">Bras Articulé<text:tab/><text:tab/><text:tab/><text:tab/><text:tab/>200€ X180<text:tab/>36000</text:p>
      <text:p text:style-name="P1">Fauteuil Ergonomique Hermann miller<text:tab/>500-1000€<text:tab/>90000 - 180000</text:p>
      <text:p text:style-name="P1">Bureau assis debout i-nova (connecté)<text:tab/>420€ X180<text:tab/>75600</text:p>
      <text:p text:style-name="P1">éclairage bureau (adaptatif)</text:p>
      <text:p text:style-name="P1"/>
      <text:p text:style-name="P1">Imprimantes</text:p>
      <text:p text:style-name="P1"/>
      <text:p text:style-name="P1">casiers rangement</text:p>
      <text:p text:style-name="P1"/>
      <text:p text:style-name="P5"><text:span text:style-name="T3">carte accès Thales </text:span>SafeNet IDPrime <text:tab/><text:tab/>100€ X180<text:tab/>18000</text:p>
      <text:p text:style-name="P1"/>
      <text:p text:style-name="P1"/>
      <text:p text:style-name="P4">Paperless</text:p>
      <text:p text:style-name="P1"/>
      <text:p text:style-name="P1">Tablette E-ink<text:tab/><text:tab/><text:tab/><text:tab/><text:tab/>600€ </text:p>
      <text:p text:style-name="P1"/>
      <text:p text:style-name="P4">IOT</text:p>
      <text:p text:style-name="P1">capteur de présence</text:p>
      <text:p text:style-name="P1">capteur de température</text:p>
      <text:p text:style-name="P1">capteur d'humidité</text:p>
      <text:p text:style-name="P1">capteur de CO2</text:p>
      <text:p text:style-name="P1">capteur de luminosité</text:p>
      <text:p text:style-name="P1"/>
      <text:p text:style-name="P1"/>
      <text:p text:style-name="P4">Main d'oeuvre</text:p>
      <text:p text:style-name="P1">Cablage Réseau</text:p>
      <text:p text:style-name="P1">Cablage électrique</text:p>
      <text:p text:style-name="P1">Domotique</text:p>
      <text:p text:style-name="P1">Déploiement Informat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2M31S</meta:editing-duration>
    <meta:editing-cycles>13</meta:editing-cycles>
    <meta:generator>OpenOffice/4.1.8$Win32 OpenOffice.org_project/418m3$Build-9803</meta:generator>
    <dc:date>2024-02-19T16:20:58.97</dc:date>
    <dc:creator>Thierry Corlieto</dc:creator>
    <meta:document-statistic meta:table-count="0" meta:image-count="0" meta:object-count="0" meta:page-count="2" meta:paragraph-count="61" meta:word-count="295" meta:character-count="1753"/>
    <meta:user-defined meta:name="Info 1"/>
    <meta:user-defined meta:name="Info 2"/>
    <meta:user-defined meta:name="Info 3"/>
    <meta:user-defined meta:name="Info 4"/>
  </office:meta>
</office:document-meta>
</file>